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32da" officeooo:paragraph-rsid="000032da"/>
    </style:style>
    <style:style style:name="P2" style:family="paragraph" style:parent-style-name="Standard">
      <style:text-properties fo:font-size="14pt" fo:font-weight="bold" officeooo:rsid="000032da" officeooo:paragraph-rsid="000032da" style:font-size-asian="12.25pt" style:font-weight-asian="bold" style:font-size-complex="14pt" style:font-weight-complex="bold"/>
    </style:style>
    <style:style style:name="P3" style:family="paragraph" style:parent-style-name="Standard">
      <style:text-properties fo:font-size="12pt" fo:font-weight="normal" officeooo:rsid="000032da" officeooo:paragraph-rsid="000032da" style:font-size-asian="10.5pt" style:font-weight-asian="normal" style:font-size-complex="12pt" style:font-weight-complex="normal"/>
    </style:style>
    <style:style style:name="P4" style:family="paragraph" style:parent-style-name="Standard">
      <style:text-properties fo:font-size="12pt" fo:font-weight="normal" officeooo:rsid="000091b9" officeooo:paragraph-rsid="000091b9" style:font-size-asian="10.5pt" style:font-weight-asian="normal" style:font-size-complex="12pt" style:font-weight-complex="normal"/>
    </style:style>
    <style:style style:name="P5" style:family="paragraph" style:parent-style-name="Standard">
      <style:text-properties fo:font-size="12pt" fo:font-weight="bold" officeooo:rsid="000091b9" officeooo:paragraph-rsid="000091b9" style:font-size-asian="10.5pt" style:font-weight-asian="bold" style:font-size-complex="12pt" style:font-weight-complex="bold"/>
    </style:style>
    <style:style style:name="P6" style:family="paragraph" style:parent-style-name="Standard">
      <style:text-properties officeooo:paragraph-rsid="000032da"/>
    </style:style>
    <style:style style:name="T1" style:family="text">
      <style:text-properties fo:font-weight="bold" style:font-weight-asian="bold" style:font-weight-complex="bold"/>
    </style:style>
    <style:style style:name="T2" style:family="text">
      <style:text-properties fo:font-size="12pt" fo:font-weight="normal" officeooo:rsid="000032da" style:font-size-asian="10.5pt" style:font-weight-asian="normal" style:font-size-complex="12pt" style:font-weight-complex="normal"/>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weight="bold" style:font-size-asian="12pt" style:font-weight-asian="bold" style:font-size-complex="12pt" style:font-weight-complex="bold"/>
    </style:style>
    <style:style style:name="T5" style:family="text">
      <style:text-properties officeooo:rsid="000091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ictor )</text:p>
      <text:p text:style-name="P1"/>
      <text:p text:style-name="P2">— Docker File —</text:p>
      <text:p text:style-name="P2"/>
      <text:p text:style-name="P3">→ A <text:span text:style-name="T1">Docker File</text:span> defines what goes on in the environment inside your container. Access to ressources like networking and disk drivers is virtualized inside this environment, which is isolated from the rest of your system, so you need to maps ports to the outside world. (If you want to access the app in the container via a port number, you need to map the port number of the container to the port number of the Docker host).</text:p>
      <text:p text:style-name="P3"/>
      <text:p text:style-name="P6"><text:span text:style-name="T2">→ [Docker docs] </text:span><text:span text:style-name="T4">Docker</text:span><text:span text:style-name="T3"> can build images automatically by reading the instructions from a </text:span><text:span text:style-name="Source_20_Text"><text:span text:style-name="T3">Dockerfile</text:span></text:span><text:span text:style-name="T3">. A </text:span><text:span text:style-name="Source_20_Text"><text:span text:style-name="T3">Dockerfile</text:span></text:span><text:span text:style-name="T3"> is a text document that contains all the commands a user could call on the command line to assemble an image.</text:span></text:p>
      <text:p text:style-name="P3"/>
      <text:p text:style-name="P3">→ A <text:span text:style-name="T1">Docker File</text:span> is a simple text file with instructions on how to build your image : </text:p>
      <text:p text:style-name="P3">first, create a file named « Dockerfile », then build it with the following format :</text:p>
      <text:p text:style-name="P3"/>
      <text:p text:style-name="P3"># Comment</text:p>
      <text:p text:style-name="P3">INSTRUCTION arguments</text:p>
      <text:p text:style-name="P3"/>
      <text:p text:style-name="P3">→ A Docker file must <text:span text:style-name="T1">start</text:span> with a «<text:span text:style-name="T1"> FROM </text:span>» instruction, which specifies the Base Image from which you are building .</text:p>
      <text:p text:style-name="P3"/>
      <text:p text:style-name="P5">Example :</text:p>
      <text:p text:style-name="P4"/>
      <text:p text:style-name="P3">#This is a comment</text:p>
      <text:p text:style-name="P3">FROM ubuntu <text:s/># tell Docker which base image <text:span text:style-name="T5">you want to base your image from</text:span></text:p>
      <text:p text:style-name="P4">MAINTAINER <text:a xlink:type="simple" xlink:href="mailto:dem@gmail.com" text:style-name="Internet_20_link" text:visited-style-name="Visited_20_Internet_20_Link">dem@gmail.com</text:a></text:p>
      <text:p text:style-name="P4"/>
      <text:p text:style-name="P4">RUN apt-get update</text:p>
      <text:p text:style-name="P4">RUN apt-get install -y nginx</text:p>
      <text:p text:style-name="P4">CMD [« echo », « Image created »]</text:p>
      <text:p text:style-name="P4"/>
      <text:p text:style-name="P4">→ Then to <text:span text:style-name="T1">build</text:span> the Docker Image : </text:p>
      <text:p text:style-name="P4"/>
      <text:p text:style-name="P5">docker build -t ImageName:TagName dir</text:p>
      <text:p text:style-name="P5"/>
      <text:p text:style-name="P4">« <text:span text:style-name="T1">-t</text:span> » : to mention a tag to the image</text:p>
      <text:p text:style-name="P4">« <text:span text:style-name="T1">ImageName » : </text:span>the name you want to give to your image</text:p>
      <text:p text:style-name="P4">«<text:span text:style-name="T1"> TagName </text:span>» : this is the tag you want to give to your image</text:p>
      <text:p text:style-name="P4">« <text:span text:style-name="T1">dir </text:span>» : the directory where is the Docker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01:11.766720950</meta:creation-date>
    <dc:date>2019-02-01T11:22:35.469819575</dc:date>
    <meta:editing-duration>PT9M41S</meta:editing-duration>
    <meta:editing-cycles>1</meta:editing-cycles>
    <meta:document-statistic meta:table-count="0" meta:image-count="0" meta:object-count="0" meta:page-count="1" meta:paragraph-count="22" meta:word-count="284" meta:character-count="1466" meta:non-whitespace-character-count="1199"/>
    <meta:generator>LibreOffice/6.0.7.3$Linux_X86_64 LibreOffice_project/00m0$Build-3</meta:generator>
  </office:meta>
</office:document-meta>
</file>